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1pt"/>
    </style:style>
    <style:style style:name="P2" style:family="paragraph" style:parent-style-name="Standard">
      <style:paragraph-properties fo:text-align="justify" style:justify-single-word="false"/>
      <style:text-properties fo:color="#000000" style:font-name="Times New Roman" fo:font-size="11pt" fo:letter-spacing="normal"/>
    </style:style>
    <style:style style:name="P3" style:family="paragraph" style:parent-style-name="Standard">
      <style:paragraph-properties fo:margin-left="0cm" fo:margin-right="2cm" fo:text-align="justify" style:justify-single-word="false" fo:text-indent="0cm" style:auto-text-indent="false"/>
      <style:text-properties fo:color="#000000" style:font-name="Times New Roman" fo:font-size="11pt"/>
    </style:style>
    <style:style style:name="P4" style:family="paragraph" style:parent-style-name="Standard" style:master-page-name="">
      <style:paragraph-properties fo:margin-left="-0.041cm" fo:margin-right="0cm" fo:text-align="justify" style:justify-single-word="false" fo:text-indent="0cm" style:auto-text-indent="false" style:page-number="auto"/>
      <style:text-properties fo:color="#000000" style:font-name="Times New Roman" fo:font-size="11pt"/>
    </style:style>
    <style:style style:name="P5"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Times New Roman" fo:font-size="11pt"/>
    </style:style>
    <style:style style:name="P6" style:family="paragraph" style:parent-style-name="Standard" style:master-page-name="">
      <style:paragraph-properties fo:margin-left="0cm" fo:margin-right="0.019cm" fo:text-align="justify" style:justify-single-word="false" fo:text-indent="0cm" style:auto-text-indent="false" style:page-number="auto"/>
      <style:text-properties fo:color="#000000" style:font-name="Times New Roman" fo:font-size="11pt"/>
    </style:style>
    <style:style style:name="P7" style:family="paragraph" style:parent-style-name="Standard" style:master-page-name="">
      <style:paragraph-properties fo:margin-left="0cm" fo:margin-right="-0.019cm" fo:text-align="justify" style:justify-single-word="false" fo:text-indent="0cm" style:auto-text-indent="false" style:page-number="auto"/>
      <style:text-properties fo:color="#000000" style:font-name="Times New Roman" fo:font-size="11pt"/>
    </style:style>
    <style:style style:name="P8" style:family="paragraph" style:parent-style-name="Standard" style:master-page-name="">
      <style:paragraph-properties fo:margin-left="0cm" fo:margin-right="0.041cm" fo:text-align="justify" style:justify-single-word="false" fo:text-indent="0cm" style:auto-text-indent="false" style:page-number="auto"/>
      <style:text-properties fo:color="#000000" style:font-name="Times New Roman" fo:font-size="11pt"/>
    </style:style>
    <style:style style:name="P9" style:family="paragraph" style:parent-style-name="Standard" style:master-page-name="">
      <style:paragraph-properties fo:margin-left="0cm" fo:margin-right="0.019cm" fo:text-align="justify" style:justify-single-word="false" fo:text-indent="0cm" style:auto-text-indent="false" style:page-number="auto"/>
      <style:text-properties fo:color="#000000" style:font-name="Times New Roman" fo:font-size="11pt"/>
    </style:style>
    <style:style style:name="P10" style:family="paragraph" style:parent-style-name="Standard" style:master-page-name="">
      <style:paragraph-properties fo:margin-left="0cm" fo:margin-right="0.019cm" fo:text-align="justify" style:justify-single-word="false" fo:text-indent="0cm" style:auto-text-indent="false" style:page-number="auto"/>
      <style:text-properties fo:color="#000000" style:font-name="Times New Roman" fo:font-size="11pt"/>
    </style:style>
    <style:style style:name="P11" style:family="paragraph" style:parent-style-name="Standard">
      <style:paragraph-properties fo:margin-left="0cm" fo:margin-right="0.019cm" fo:text-align="justify" style:justify-single-word="false" fo:text-indent="0cm" style:auto-text-indent="false"/>
      <style:text-properties fo:color="#000000" style:font-name="Times New Roman" fo:font-size="11pt"/>
    </style:style>
    <style:style style:name="P12" style:family="paragraph" style:parent-style-name="Standard">
      <style:paragraph-properties fo:text-align="justify" style:justify-single-word="false"/>
      <style:text-properties fo:color="#000000" style:font-name="Times New Roman" fo:font-size="11pt" fo:letter-spacing="normal"/>
    </style:style>
    <style:style style:name="P13" style:family="paragraph" style:parent-style-name="Standard">
      <style:paragraph-properties fo:text-align="justify" style:justify-single-word="false"/>
      <style:text-properties fo:color="#000000" style:font-name="Times New Roman" fo:font-size="11pt"/>
    </style:style>
    <style:style style:name="P14" style:family="paragraph" style:parent-style-name="Standard" style:master-page-name="">
      <style:paragraph-properties fo:margin-left="0cm" fo:margin-right="-0.019cm" fo:text-align="justify" style:justify-single-word="false" fo:text-indent="0cm" style:auto-text-indent="false" style:page-number="auto"/>
      <style:text-properties fo:color="#000000" style:font-name="Times New Roman" fo:font-size="11pt" officeooo:paragraph-rsid="0006383f"/>
    </style:style>
    <style:style style:name="P15" style:family="paragraph" style:parent-style-name="Standard">
      <style:paragraph-properties fo:margin-left="0cm" fo:margin-right="-0.019cm" fo:text-align="justify" style:justify-single-word="false" fo:text-indent="0cm" style:auto-text-indent="false"/>
      <style:text-properties fo:color="#000000" style:font-name="Times New Roman" fo:font-size="11pt" officeooo:paragraph-rsid="0006383f"/>
    </style:style>
    <style:style style:name="P16"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Times New Roman" fo:font-size="11pt" officeooo:paragraph-rsid="0006383f"/>
    </style:style>
    <style:style style:name="P17" style:family="paragraph" style:parent-style-name="Standard">
      <style:paragraph-properties fo:margin-left="0cm" fo:margin-right="0cm" fo:text-align="justify" style:justify-single-word="false" fo:text-indent="0cm" style:auto-text-indent="false"/>
      <style:text-properties fo:color="#000000" style:font-name="Times New Roman" fo:font-size="11pt" officeooo:paragraph-rsid="0006383f"/>
    </style:style>
    <style:style style:name="P18" style:family="paragraph" style:parent-style-name="Heading_20_1">
      <style:paragraph-properties fo:text-align="center" style:justify-single-word="false"/>
    </style:style>
    <style:style style:name="P19" style:family="paragraph" style:parent-style-name="Heading_20_2">
      <style:paragraph-properties fo:text-align="center" style:justify-single-word="false"/>
    </style:style>
    <style:style style:name="T1" style:family="text">
      <style:text-properties officeooo:rsid="0003eecb"/>
    </style:style>
    <style:style style:name="T2" style:family="text">
      <style:text-properties officeooo:rsid="00058042"/>
    </style:style>
    <style:style style:name="T3" style:family="text">
      <style:text-properties officeooo:rsid="0006383f"/>
    </style:style>
    <style:style style:name="T4" style:family="text">
      <style:text-properties officeooo:rsid="00077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apport du projet «Bataille navale»</text:h>
      <text:p text:style-name="P1"/>
      <text:p text:style-name="P4"/>
      <text:h text:style-name="Heading_20_2" text:outline-level="2">Description des classes constituant le programme</text:h>
      <text:h text:style-name="Heading_20_3" text:outline-level="3">&lt;case&gt;</text:h>
      <text:p text:style-name="P6">Cette classe définit l’objet «case» du programme. Chaque case a sa position (x,y) dans la grille ainsi qu’un état pour la différencier des autres cases. Elle peut être occupée, touchée ou libre. Ces trois critères nous permettent d’identifier le type d’une case: Si c’est une case appartenant à un navire, qu’elle soit touchée ou non ou bien si c’est une case occupée par un missile qui n’a pas touché de navire. La classe a aussi des méthodes graphiques qui gèrent la suppression et l’affichage d’une case dans une fenêtre de la classe Window donnée.</text:p>
      <text:p text:style-name="P3"/>
      <text:h text:style-name="Heading_20_3" text:outline-level="3">&lt;grille&gt;</text:h>
      <text:p text:style-name="P14">Une grille représente toutes les données d’un joueur. C’est en premier temps un tableau de cinq navires. Mais c’est aussi un tableau de cases qu’on a encapsulé dans une classe &lt;tableau-case&gt; et qui sert à stocker toutes les données des cases qu’on affichera à côté des navires. Ces cases peuvent être des tirs manqués, représentés graphiquement par un ‘O’, ou bien un tir qui a touché un navire, représenté <text:span text:style-name="T3">par un ‘X’</text:span>.</text:p>
      <text:p text:style-name="P15"/>
      <text:p text:style-name="P15">Cette classe a été la plus compliquée à réaliser car il a fallu concevoir plusieurs types méthodes en fonction des besoins qu’on a eu. Il <text:span text:style-name="T3">a fallu </text:span>qu’on ait accès à toutes les données dont on pouvait avoir besoin comme par exemple: s</text:p>
      <text:p text:style-name="P15">avoir à quel navire appartient une case de coordonnée (x,y) ou encore la méthode qui permet de définir si un navire de la grille peut se déplacer vers le/la gauche/droite/haut/bas. Pour permettre le déplacement d’un navire, il faut qu’aucun obstacle ne soit dans la zone qui lui sera affectée après le déplacement. Le navire ne peut donc pas toucher un autre ou bien sortir de la fenêtre. </text:p>
      <text:p text:style-name="P15"/>
      <text:p text:style-name="P16">Dans cette classe on trouve également la méthode tirCase() qui permet de simuler un tir aléatoire dans une grille, que l’on affiche dans une fenêtre donnée. En premier lieu l’algorithme de cette méthode tire au sort deux coordonnées dans la fenêtre, qui seront contrôlées par la suite. Si ces coordonnées représentent une case qui n’est ni occupée par un autre tir, ou si elle coïncide avec la case d’un navire dont la case correspondante n’a pas encore été touchée, alors on valide le tir et on change l’état de la case de ce navire en Touché. Autrement, si ces conditions ne sont pas remplies, les coordonnées (i,j) du tir aléatoire seront retirées au sort jusqu’à tomber sur une case valide. <text:span text:style-name="T3">Cet algorithme comporte un défaut majeur : Il ne prend pas en compte la case précédente. Si l’IA touche une case, elle ne va pas se servir de cette information pour retirer dans la même zone puisque logiquement un navire devrait s’y trouver. Par manque de temps, on n’a pas pu implémenter cette fonctionnalité en plus dans la fonction de tir.</text:span></text:p>
      <text:p text:style-name="P17"/>
      <text:p text:style-name="P17">La classe grille contient également des méthodes pour placer aléatoirement les navires de l’ordinateur.</text:p>
      <text:p text:style-name="P1">En <text:span text:style-name="T2">ce</text:span> qui concerne le placement aléatoire des navires nous avons opté pour une méthode nous permettant de placer des navires personnalisés et non personnalisés. Cependant nous avons rencontré de nombreux problèmes notamment le chevauchement de certains navires personnalisés. A partir de <text:span text:style-name="T3">ce</text:span> constat nous avons alors décidé <text:s/>de faire une <text:s/>méthode pour chaque type de navires ( personnalisés et non personnalisés ).</text:p>
      <text:p text:style-name="P1"/>
      <text:p text:style-name="P1">La première méthode de placement concerne les navires non personnalisés. <text:s/>L'algorithme de cette méthode permet de simuler un placement aléatoire. Pour cela on tire deux coordonnées <text:s text:c="2"/>appartenant à la fenêtre du joueur non humain ( ordinateur) <text:s text:c="2"/>de façon aléatoire . On vérifie ensuite si on peut construire un navire à <text:soft-page-break/>partir des coordonnées tirées. Si la construction est possible alors on construit le premier navire et <text:s/>on réitère le tirage pour le second navire. Sinon on réitère le tire tant que nous avons pas placé nos 5 navires. Pour éviter tout chevauchement avec un autre navire on vérifie si <text:span text:style-name="T4">l</text:span>es coordonnée<text:span text:style-name="T4">s </text:span>tirées au sort n'ont pas été tirées auparavant. </text:p>
      <text:p text:style-name="P1"/>
      <text:p text:style-name="P1">La seconde méthode est utilisée pour le placement aléatoire des navires personnalisés. <text:s/>L'algorithme de cette méthodes suit une stratégie différente de celle utilisée pour le placement des navires non personnalisés. En effet ici nous allons <text:s/>dans un premier temps placer les navires <text:s/>dans la fenêtre. Puis pour chaque navire le déplacer, <text:s/>(dans l'une des direction possible ( droite, gauche , haut , bas) ) <text:s/>de façon aléatoire, toute en vérifiant que le déplacement du navire soit possible( éviter les sorties de la fenêtre ou chevauchement avec un autre navire) . </text:p>
      <text:p text:style-name="P3"/>
      <text:h text:style-name="Heading_20_3" text:outline-level="3">&lt;jeu&gt;</text:h>
      <text:p text:style-name="P3"/>
      <text:p text:style-name="P3"/>
      <text:p text:style-name="P6">C’est la classe principale du jeu. Elle contient toutes les fonctions qui permettent d’initialiser et d’exploiter les instances de toutes les classes nécessaires au déroulement du jeu. </text:p>
      <text:p text:style-name="P11"/>
      <text:p text:style-name="P6">En premier lieu, on initialise le nombre de joueur avec la fonction setNbJoueurs dans laquelle on donne le nombre de joueurs total (de 2 à 4) et le nombre de joueurs humain (qui peut être égal à 0).</text:p>
      <text:p text:style-name="P3">La fonction setNomsJoueurs permet par la suite de mettre les noms personnalisés des joueurs, et des noms générique pour les joueurs non humains.</text:p>
      <text:p text:style-name="P11">On initialise ensuite une fenêtre et une grille à chaque joueur. Le nombre de joueurs peut-être variant de 2 à 4 et ils peuvent être représentés par des joueurs humains sur le terminal ou bien par l’ordinateur qui va avoir ses navires placés aléatoirement et qui va tirer au hasard dans les autres grilles. </text:p>
      <text:p text:style-name="P7">On initialise aussi une fenêtre et une grille pour la Flotte, qui sera la base où chaque joueur sélectionnera ses navires pour les transférer vers sa propre grille. Dans la grille de la Flotte on charge les navires personnalisés si le/les utilisateurs(s) a/ont décidé de jouer avec l’option des navires personnalisés, sinon on charge la grille avec les navires par défaut du jeu.</text:p>
      <text:p text:style-name="P7">Une boucle établie par rapport au nombre de joueurs permettra à chaque joueur de sélectionner les navires de la Flotte vers sa propre grille. Pour ce faire, le joueur déplace le curseur ‘X’ dans la flotte avec les flèches directionnelles et appuie sur entrée lorsqu’il passe sur un navire.</text:p>
      <text:p text:style-name="P5">Pour éviter les bugs d’affichage lorsque le curseur passe sur un navire, on doit ré-afficher la case du navire qu’on a écrasé, après le passage du curseur.</text:p>
      <text:p text:style-name="P5">Et pour les joueurs «IA», on assigne leurs navires à des emplacements aléatoires.</text:p>
      <text:p text:style-name="P6">Après le placement terminé pour tous les joueurs, la fonction lancerPartie() sera lancée. </text:p>
      <text:p text:style-name="P3">Elle tire premièrement une personne parmi les joueurs et:</text:p>
      <text:p text:style-name="P5">- S’il s’agit d’un joueur humain, il peut choisir la grille qu’il veut cibler en appuyant sur Entrée. Ensuite la fonction tirer() est appelée, avec en paramètre la grille du joueur ciblé et la fenêtre.Une fois placé sur la grille qu’il veut viser, il n’a plus qu’à se déplacer avec les flèches directionnelles et appuyer sur Espace à la position voulue. Et comme indiqué dans l’étape 2 du projet, lors du déplacement du curseur en direction d’un obstacle, le curseur est directement projeté à la prochaine case disponible dans le même axe ou sinon il reste à sa place si c’est impossible.</text:p>
      <text:p text:style-name="P5">- S’il s’agit d’un joueur IA, on tire au hasard un chiffre entre 0 et le nombre de joueurs. Ce chiffre représente le joueur qui sera ciblé. Ce chiffre ne peut bien évidemment pas être celui du joueur actuel sinon il tirera sur sa propre grille. On utilise alors la fonction tirCase() de la classe Grille qui choisira automatiquement une case touchée dans la grille ciblée.</text:p>
      <text:p text:style-name="P3">Après que le premier joueur ait joué, l’ordre est suivi de la façon suivante:</text:p>
      <text:p text:style-name="P3">Si le joueur n°3 a commencé, le suivant est le 4 ensuite le 1, le 2 etc.. jusqu’à la fin de la partie.</text:p>
      <text:p text:style-name="P7">Si un joueur a son attribut «out» assigné à ‘true’, alors ça veut dire que tout ses navires ont été touchées, il n’est donc plus en capacité de continuer la partie et son tour sera sauté.</text:p>
      <text:p text:style-name="P6"><text:soft-page-break/>La partie continue jusqu’à ce qu’il ne reste plus qu’un joueur en état de continuer, donc tous les autres seront out. Ce joueur sera désigné comme gagnant et on ajoutera son nom dans le fichier score.txt grâce à la fonction score.cpp, suivi de son score qui est le nombre de cases qu’il a touchées dans la partie.</text:p>
      <text:p text:style-name="P5">Pour finir, au cours de la partie, il y a différents appels de la fonction &lt;logs.cpp&gt; qui permettront d’avoir un fichier journal de toutes les actions qui se sont déroulées auquel on ajoute le temps à laquel l’action a été lancée. Le temps est représenté par l’attribut clock_t time de la classe Jeu, initialisé lors de la construction de la classe jeu. A chaque utilisation de cet attribut, on a donc sa valeur depuis le lancement du jeu.</text:p>
      <text:p text:style-name="P6">Ce fichier sera disponible à la fin du programme et pourra être consulté. Par contre il sera supprimé si on lance une autre partie, pour le recommencer à 0.</text:p>
      <text:p text:style-name="P5">Le fichier score.txt quant à lui n’est pas supprimé, il reste dans le dossier pour stocker les meilleurs scores.</text:p>
      <text:h text:style-name="Heading_20_3" text:outline-level="3">&lt;joueur&gt;</text:h>
      <text:p text:style-name="P3"/>
      <text:p text:style-name="P5">La classe joueur stocke toutes les informations relative a chaque joueurs. Son nom, un booléen qui définit son statut (humain ou pas), son score, sa grille (qui contiendra ses navires) et sa fenêtre graphique. Il y a deux constructeurs:</text:p>
      <text:p text:style-name="P7">-L’un pour construire un joueur par défaut, sans nom et le booléen sur joueur humain.</text:p>
      <text:p text:style-name="P3">-L’autre pour construire un joueur avec un nom et le booléen personnalisé.</text:p>
      <text:p text:style-name="P3">Nous avons aussi des fonctions pour modifier et récupérer tous les attributs de la classe.</text:p>
      <text:h text:style-name="Heading_20_3" text:outline-level="3">&lt;message&gt;</text:h>
      <text:p text:style-name="P1">La classe message est une classe simple qui définit l'objet message. Cette classe est <text:s text:c="2"/>essentiel pour la communication avec le ou les joueurs notamment pour indiquer <text:s text:c="2"/>le résultat du tirage au sort lors du <text:s/>débute de <text:s/>la partie ou encore pour annoncer le vainqueur de la partie. Cette <text:s/>dernière contient <text:s/>pour cela un string et diverse méthodes correspondant au type de message à afficher lors de la partie. <text:s/></text:p>
      <text:p text:style-name="P3"/>
      <text:h text:style-name="Heading_20_3" text:outline-level="3">&lt;navire&gt;</text:h>
      <text:p text:style-name="P8">C’est une des classes les plus importantes du projet avec la grille. Elle permet de construire différents types de navire. Chaque navire a sa couleur et un nombre de cases différent qui lui sont alloués par un tableau dynamique construit à partir de la classe Case. Il y’a deux constructeurs :</text:p>
      <text:p text:style-name="P7">-L’un pour construire un navire par défaut en fonction du nombre de cases et d’une position (x,y). La première case sera définie par les données passées en paramètre du constructeur, et le reste des cases sera assigné par rapport à cette première case, de sorte à ce que le navire soit vertical.</text:p>
      <text:p text:style-name="P5">-L’autre pour construire un navire personnalisé. On l’initialise tout d’abord par le constructeur Navire(size_t n) pour définir un nombre de cases. Il sera alors vide mais ça sera la méthode ajouterCase() qui permettra de le construire au fur et à mesure du parcours du fichier, dans le programme &lt;chargerNavirePerso.cpp&gt;. Un navire a aussi des méthodes de pivotement qui seront appelées en fonction des touches pressées par le/les utilisateur(s). Ces méthodes permettront de calculer en fonction de l’angle actuel du navire et de la touche pressée, la prochaine position de chaque case du navire pour réaliser l’effet de rotation voulu. Malheureusement,par manque de temps ces méthodes n’ont pas été complètement implémentés, il existe seulement une version semi-fonctionnelle passée en commentaire dans la classe.</text:p>
      <text:p text:style-name="P3"/>
      <text:h text:style-name="Heading_20_3" text:outline-level="3">&lt;option&gt;</text:h>
      <text:p text:style-name="P2">C’est la classe caractérisant une option, c’est-à-dire les options que l’on peut passer en paramètres au programme.</text:p>
      <text:p text:style-name="P2">Chaque option est caractérisée par un identifiant, un nom, un raccourci, une description et un argument (si elle en possède ou non).</text:p>
      <text:p text:style-name="P2">Pour cette classe <text:s/>nous nous sommes inspiré de la classe «options» vu en TD.</text:p>
      <text:p text:style-name="P3"/>
      <text:h text:style-name="Heading_20_3" text:outline-level="3"><text:soft-page-break/>&lt;score&gt;</text:h>
      <text:p text:style-name="P2">Ce programme permet de sauvegarder 5 scores (au maximum) dans le fichier texte «score.txt».</text:p>
      <text:p text:style-name="P2">Tout d’abord le programme vérifie que le fichier «score.txt» existe, s’il n’existe pas, il l’initialise les score à 0 (c’est-à-dire les 5 premières lignes du fichier).</text:p>
      <text:p text:style-name="P2">Ensuite, le programme utilise une fonction prenant comme paramètre un nom de joueur et son score (de type string).</text:p>
      <text:p text:style-name="P2">Le programme va alors sauvegarder les 5 premières lignes du fichier «score.txt» dans deux tableaux différents: le premier contiendra uniquement les scores (ces scores seront convertis en &lt;int&gt; pour les comparaisons) puis le second contiendra les noms des joueurs.</text:p>
      <text:p text:style-name="P2">Nous comparerons le nouveau score (celui passé en paramètre) aux anciens scores (ceux présent dans le fichier «score.txt») puis une fonction s’occupera d’ajouter le score dans le tableau devant une valeur qui lui est inférieure et la plus petite valeur sera supprimée.</text:p>
      <text:p text:style-name="P2">Les tableaux contenant le nom des joueurs sera lui aussi trié en fonction du tableau de scores.</text:p>
      <text:p text:style-name="P2">Si le score est inférieur aux anciens scores alors nous ne l’ajouterons pas.</text:p>
      <text:p text:style-name="P3"/>
      <text:h text:style-name="Heading_20_3" text:outline-level="3">&lt;tableau-case&gt;</text:h>
      <text:p text:style-name="P5">Il s’agit de la classe qui encapsule un tableau de cases dont on se sert pour la classe Grille. Ce tableau de cases se remplit avec les données des tirs au fur et à mesure du déroulement de la partie. Il a fallu donc implémenter un tableau capable d’augmenter sa taille pour l’adapter à chaque ajout d’une nouvelle case représentant un tir. Pour ce faire, nous nous sommes largement inspirés de la classe Tableau-Cellule du TD, où un tableau est automatiquement ré-alloué et recopié à chaque ajout d’un nouvel objet.</text:p>
      <text:p text:style-name="P3"/>
      <text:h text:style-name="Heading_20_3" text:outline-level="3">&lt;tableau-option&gt;</text:h>
      <text:p text:style-name="P2">C’est la classe caractérisant un tableau d’options que nous avons étudié en TD.</text:p>
      <text:p text:style-name="P2">Cette classe se compose d’un tableau d’options, d’un compteur (qui est incrémenté à chaque fois que l’on ajoute une option dans le tableau), et d’une variable renvoyant la position d’une option dans le tableau d’options, sinon elle renvoie -1.</text:p>
      <text:p text:style-name="P2">Ce tableau peut contenir au maximum 100 options.</text:p>
      <text:p text:style-name="P3"/>
      <text:h text:style-name="Heading_20_3" text:outline-level="3">&lt;window&gt;</text:h>
      <text:p text:style-name="P6">Classe fournie dans le sujet du projet, laissée telle quelle. Elle est utilisé dans à peu près toutes les classes, surtout pour afficher les données qu’on veut. Lorsqu’on veut afficher un navire ou une case, on doit savoir dans quel fenêtre l’afficher.</text:p>
      <text:p text:style-name="P3"/>
      <text:h text:style-name="Heading_20_2" text:outline-level="2">Description des programmes hors classe</text:h>
      <text:p text:style-name="P3"/>
      <text:h text:style-name="Heading_20_3" text:outline-level="3">&lt;chargerNavirePerso&gt;</text:h>
      <text:p text:style-name="P5">C’est la fonction qui permet de charger les navires personnalisés d’après le principe suivant : Le programme ouvre le fichier de configuration passé en paramètre puis parcourt chaque ligne jusqu’à tomber sur un Navire. Lorsqu’un navire est trouvé, pour chaque ligne décrivant la composition du navire on va extraire chaque lettre pour ensuite pouvoir la matérialiser en une case. Si cette lettre est ‘X’, on ne fait rien et si c’est ‘O’, on ajoute au navire une nouvelle case avec les coordonnées correspondantes à la position dans la ligne de la lettre qu’on vient d’extraire.</text:p>
      <text:p text:style-name="P3"/>
      <text:h text:style-name="Heading_20_3" text:outline-level="3"><text:soft-page-break/>&lt;logs&gt;</text:h>
      <text:p text:style-name="P2">Ce fichier contient une fonction permettant l’ajout d’une phrase dans la dernière ligne d’un fichier («logs.txt»).</text:p>
      <text:p text:style-name="P2">Cette fonction ne modifie pas le fichier c’est-à-dire rien que son contenu n’est pas modifié mais que l’on ajoute une ligne en fin du fichier.</text:p>
      <text:p text:style-name="P2">Ce fichier contiendra les actions faites par le joueur au cours d’une partie.</text:p>
      <text:p text:style-name="P2">Chaque action sera marqué par un temps, c’est-à-dire le moment où elle a été réalisé depuis le début de la partie.</text:p>
      <text:p text:style-name="P3"/>
      <text:h text:style-name="Heading_20_3" text:outline-level="3">&lt;main&gt;</text:h>
      <text:p text:style-name="P2">Ce fichier contient les options que l’on peut passer en paramètres au programme (le jeu).</text:p>
      <text:p text:style-name="P2">Nous pouvons ainsi décider avec l’option «-n» si nous voulons charger le jeu avec des navires personnalisés ou non.</text:p>
      <text:p text:style-name="P2">Si oui, il faudra ajouter le nom du fichier («navire.cfg») en paramètre à l’option «-n» qui sera renvoyé à la fonction chargerNavirePerso, et qui créera des navires que l’on personnalisera.</text:p>
      <text:p text:style-name="P2">Sinon les navires seront initialisés par défaut.</text:p>
      <text:p text:style-name="P3"/>
      <text:h text:style-name="Heading_20_3" text:outline-level="3">&lt;navire&gt;</text:h>
      <text:p text:style-name="P6">Il s’agit du fichier de configuration fourni par défaut. Il est bien sûr possible d’en créer d’autres à condition qu’ils suivent la même forme pour s’assurer qu’il soit compatible avec la fonction en charge de détecter les navires.</text:p>
      <text:p text:style-name="P3"/>
      <text:h text:style-name="P19" text:outline-level="2">CONCLUSION</text:h>
      <text:p text:style-name="P1">Ce projet nous <text:s/>a permi<text:span text:style-name="T1">s </text:span>de mieux comprendre les notions et concepts vu en classe <text:s/>et en TP <text:s/>il s'est <text:span text:style-name="T1">avéré</text:span> être très enrichissant dans la mesure o<text:span text:style-name="T1">ù </text:span>ous avons pu mettre en pratique nos connaissances en programmation impérative. Il nous a aussi permis de stimuler notre créativité pour la création des navires personnalisés. L'avantage de la réalisation d'un tel projet est sans doute la compréhension du cours et exercices de TD. En effet lors de la réalisation de ce dernier nous avons rencontré de nombreux problèmes et obstacles <text:s/>(erreur lors de la compilation , segmentation etc..) que nou<text:span text:style-name="T1">s avons réussi à surmonter.</text:span></text:p>
      <text:p text:style-name="P2">Par ailleurs, lors de la réalisation de <text:span text:style-name="T1">c</text:span>e projet nous avons remarqué qu’au final, nous avons eu une bonne cohésion de groupe. Au début du projet nous av<text:span text:style-name="T1">i</text:span>ons tous des idées différentes mais nous avons toutefois réussi à nous mettre d’accord sur l'idée générale à suivre et comment nous devions <text:span text:style-name="T1">nous </text:span>organiser. Par ailleurs le projet nous a permis <text:s/>de découvrir et travailler <text:span text:style-name="T1">a</text:span>vec Git<text:span text:style-name="T1">Hub</text:span>, qui est un outil gratuit pour héberger du code open source. Nous avons a<text:span text:style-name="T1">pprecié </text:span>travailler avec un tel <text:span text:style-name="T1">o</text:span>util <text:s/>( même si la familiarisation avec ce dernier était assez délicate<text:span text:style-name="T1">). </text:span>Git présente de nombreux avantages notamment la gestion des branches. Nous <text:span text:style-name="T1">avons </text:span>p<text:span text:style-name="T1">u</text:span> travaille<text:span text:style-name="T1">r </text:span>sur les différents fichier de notre projet en parallèle sans se marcher sur les pieds. Nous avons donc commencé à utiliser intensivement cette fonctionnalité.</text:p>
      <text:p text:style-name="P2"/>
      <text:p text:style-name="P1">Le projet est donc un très bon moyen de progresser et d’améliorer son niveau en programmation <text:s/>et surtout de bien se préparer à l'examen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798cm" fo:margin-bottom="1.27cm" fo:margin-left="2.163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08T01:01:24.782838708</dc:date>
    <meta:editing-duration>PT28M10S</meta:editing-duration>
    <meta:editing-cycles>6</meta:editing-cycles>
    <meta:document-statistic meta:table-count="0" meta:image-count="0" meta:object-count="0" meta:page-count="5" meta:paragraph-count="83" meta:word-count="2834" meta:character-count="16985" meta:non-whitespace-character-count="14197"/>
  </office:meta>
</office:document-meta>
</file>